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 style:data-style-name="N2"/>
    <style:style style:name="ce14" style:family="table-cell" style:parent-style-name="Default" style:data-style-name="N126"/>
    <style:style style:name="ce15" style:family="table-cell" style:parent-style-name="Default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/>
          <table:table-cell table:style-name="ce2" office:value-type="string" calcext:value-type="string">
            <text:p>Rounds sustained</text:p>
          </table:table-cell>
          <table:table-cell table:style-name="ce2" office:value-type="string" calcext:value-type="string">
            <text:p>DPR</text:p>
          </table:table-cell>
          <table:table-cell table:style-name="ce2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M3]*[.N3]" office:value-type="float" office:value="38.8414634146342" calcext:value-type="float">
            <text:p>39</text:p>
          </table:table-cell>
          <table:table-cell table:style-name="ce2"/>
          <table:table-cell table:formula="of:=[.B3]/([.$C$6]*(21-([.D3]-[.$E$6]))*0.05+[.$C$6]*(11-([.D3]-[.$E$6]))*0.05)" office:value-type="float" office:value="4.26829268292683" calcext:value-type="float">
            <text:p>4</text:p>
          </table:table-cell>
          <table:table-cell table:formula="of:=[.C3]*(22-([.$D$6]-[.E3]))*0.05" office:value-type="float" office:value="9.1" calcext:value-type="float">
            <text:p>9</text:p>
          </table:table-cell>
          <table:table-cell table:style-name="ce2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M4]*[.N4]" office:value-type="float" office:value="46.7463414634146" calcext:value-type="float">
            <text:p>47</text:p>
          </table:table-cell>
          <table:table-cell/>
          <table:table-cell table:formula="of:=[.B4]/([.$C$6]*(21-([.D4]-[.$E$6]))*0.05+[.$C$6]*(11-([.D4]-[.$E$6]))*0.05)" office:value-type="float" office:value="4.51219512195122" calcext:value-type="float">
            <text:p>5</text:p>
          </table:table-cell>
          <table:table-cell table:formula="of:=[.C4]*(22-([.$D$6]-[.E4]))*0.05" office:value-type="float" office:value="10.36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M5]*[.N5]" office:value-type="float" office:value="51.9365853658537" calcext:value-type="float">
            <text:p>52</text:p>
          </table:table-cell>
          <table:table-cell/>
          <table:table-cell table:formula="of:=[.B5]/([.$C$6]*(21-([.D5]-[.$E$6]))*0.05+[.$C$6]*(11-([.D5]-[.$E$6]))*0.05)" office:value-type="float" office:value="4.75609756097561" calcext:value-type="float">
            <text:p>5</text:p>
          </table:table-cell>
          <table:table-cell table:formula="of:=[.C5]*(22-([.$D$6]-[.E5]))*0.05" office:value-type="float" office:value="10.92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M6]*[.N6]" office:value-type="float" office:value="68.3333333333333" calcext:value-type="float">
            <text:p>68</text:p>
          </table:table-cell>
          <table:table-cell/>
          <table:table-cell table:formula="of:=[.B6]/([.$C$6]*(21-([.D6]-[.$E$6]))*0.05+[.$C$6]*(11-([.D6]-[.$E$6]))*0.05)" office:value-type="float" office:value="5.55555555555556" calcext:value-type="float">
            <text:p>6</text:p>
          </table:table-cell>
          <table:table-cell table:formula="of:=[.C6]*(22-([.$D$6]-[.E6]))*0.05" office:value-type="float" office:value="12.3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M7]*[.N7]" office:value-type="float" office:value="75.1626016260163" calcext:value-type="float">
            <text:p>75</text:p>
          </table:table-cell>
          <table:table-cell/>
          <table:table-cell table:formula="of:=[.B7]/([.$C$6]*(21-([.D7]-[.$E$6]))*0.05+[.$C$6]*(11-([.D7]-[.$E$6]))*0.05)" office:value-type="float" office:value="5.82655826558266" calcext:value-type="float">
            <text:p>6</text:p>
          </table:table-cell>
          <table:table-cell table:formula="of:=[.C7]*(22-([.$D$6]-[.E7]))*0.05" office:value-type="float" office:value="12.9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M8]*[.N8]" office:value-type="float" office:value="82.3170731707317" calcext:value-type="float">
            <text:p>82</text:p>
          </table:table-cell>
          <table:table-cell/>
          <table:table-cell table:formula="of:=[.B8]/([.$C$6]*(21-([.D8]-[.$E$6]))*0.05+[.$C$6]*(11-([.D8]-[.$E$6]))*0.05)" office:value-type="float" office:value="6.09756097560976" calcext:value-type="float">
            <text:p>6</text:p>
          </table:table-cell>
          <table:table-cell table:formula="of:=[.C8]*(22-([.$D$6]-[.E8]))*0.05" office:value-type="float" office:value="13.5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M9]*[.N9]" office:value-type="float" office:value="107.756097560976" calcext:value-type="float">
            <text:p>108</text:p>
          </table:table-cell>
          <table:table-cell/>
          <table:table-cell table:formula="of:=[.B9]/([.$C$6]*(21-([.D9]-[.$E$6]))*0.05+[.$C$6]*(11-([.D9]-[.$E$6]))*0.05)" office:value-type="float" office:value="7.16463414634146" calcext:value-type="float">
            <text:p>7</text:p>
          </table:table-cell>
          <table:table-cell table:formula="of:=[.C9]*(22-([.$D$6]-[.E9]))*0.05" office:value-type="float" office:value="15.04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5"/>
          <table:table-cell table:formula="of:=[.M10]*[.N10]" office:value-type="float" office:value="117.121951219512" calcext:value-type="float">
            <text:p>117</text:p>
          </table:table-cell>
          <table:table-cell/>
          <table:table-cell table:formula="of:=[.B10]/([.$C$6]*(21-([.D10]-[.$E$6]))*0.05+[.$C$6]*(11-([.D10]-[.$E$6]))*0.05)" office:value-type="float" office:value="7.46951219512195" calcext:value-type="float">
            <text:p>7</text:p>
          </table:table-cell>
          <table:table-cell table:formula="of:=[.C10]*(22-([.$D$6]-[.E10]))*0.05" office:value-type="float" office:value="15.68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315707084937854" calcext:value-type="percentage">
            <text:p>31.57%</text:p>
          </table:table-cell>
          <table:table-cell table:style-name="ce2" table:number-columns-repeated="2"/>
          <table:table-cell table:formula="of:=[.M11]*[.N11]" office:value-type="float" office:value="126.878048780488" calcext:value-type="float">
            <text:p>127</text:p>
          </table:table-cell>
          <table:table-cell/>
          <table:table-cell table:formula="of:=[.B11]/([.$C$6]*(21-([.D11]-[.$E$6]))*0.05+[.$C$6]*(11-([.D11]-[.$E$6]))*0.05)" office:value-type="float" office:value="7.77439024390244" calcext:value-type="float">
            <text:p>8</text:p>
          </table:table-cell>
          <table:table-cell table:formula="of:=[.C11]*(22-([.$D$6]-[.E11]))*0.05" office:value-type="float" office:value="16.32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5"/>
          <table:table-cell table:formula="of:=[.M12]*[.N12]" office:value-type="float" office:value="163.262195121951" calcext:value-type="float">
            <text:p>163</text:p>
          </table:table-cell>
          <table:table-cell/>
          <table:table-cell table:formula="of:=[.B12]/([.$C$6]*(21-([.D12]-[.$E$6]))*0.05+[.$C$6]*(11-([.D12]-[.$E$6]))*0.05)" office:value-type="float" office:value="9.14634146341463" calcext:value-type="float">
            <text:p>9</text:p>
          </table:table-cell>
          <table:table-cell table:formula="of:=[.C12]*(22-([.$D$6]-[.E12]))*0.05" office:value-type="float" office:value="17.85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3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/>
          <table:table-cell table:style-name="Default" office:value-type="string" calcext:value-type="string">
            <text:p>Rounds sustained</text:p>
          </table:table-cell>
          <table:table-cell table:style-name="Default" office:value-type="string" calcext:value-type="string">
            <text:p>DP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$K$6]*9/[.$K$33]" office:value-type="float" office:value="14120.4" calcext:value-type="float">
            <text:p>14120</text:p>
          </table:table-cell>
          <table:table-cell table:style-name="ce7" table:formula="of:=[.$K$6]*3*SQRT(3)/[.K33]" office:value-type="float" office:value="8152.41674106519" calcext:value-type="float">
            <text:p>8152</text:p>
          </table:table-cell>
          <table:table-cell table:style-name="ce7" table:formula="of:=[.$K$6]*3/[.K33]" office:value-type="float" office:value="4706.8" calcext:value-type="float">
            <text:p>4707</text:p>
          </table:table-cell>
          <table:table-cell office:value-type="string" calcext:value-type="string">
            <text:p>Chicken</text:p>
          </table:table-cell>
          <table:table-cell table:style-name="ce13" table:formula="of:=[.M33]*[.N33]" office:value-type="float" office:value="0.0435540069686411" calcext:value-type="float">
            <text:p>0.04</text:p>
          </table:table-cell>
          <table:table-cell/>
          <table:table-cell table:formula="of:=[.B33]/([.$C$6]*(21-([.D33]-[.$E$6]))*0.05+[.$C$6]*(11-([.D33]-[.$E$6]))*0.05)" office:value-type="float" office:value="0.145180023228804" calcext:value-type="float">
            <text:p>0</text:p>
          </table:table-cell>
          <table:table-cell table:formula="of:=[.C33]*(22-([.$D$6]-[.E33]))*0.05" office:value-type="float" office:value="0.3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3]+8" office:value-type="float" office:value="13" calcext:value-type="float">
            <text:p>13</text:p>
          </table:table-cell>
          <table:table-cell table:style-name="ce7" table:formula="of:=[.B34]/7" office:value-type="float" office:value="1.85714285714286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$K$6]*9/[.K34]" office:value-type="float" office:value="2506.57988165681" calcext:value-type="float">
            <text:p>2507</text:p>
          </table:table-cell>
          <table:table-cell table:style-name="ce7" table:formula="of:=[.$K$6]*3*SQRT(3)/[.K34]" office:value-type="float" office:value="1447.17456941986" calcext:value-type="float">
            <text:p>1447</text:p>
          </table:table-cell>
          <table:table-cell table:style-name="ce7" table:formula="of:=[.$K$6]*3/[.K34]" office:value-type="float" office:value="835.526627218935" calcext:value-type="float">
            <text:p>836</text:p>
          </table:table-cell>
          <table:table-cell office:value-type="string" calcext:value-type="string">
            <text:p>Commoner</text:p>
          </table:table-cell>
          <table:table-cell table:style-name="ce14" table:formula="of:=[.M34]*[.N34]" office:value-type="float" office:value="0.245354239256678" calcext:value-type="float">
            <text:p>0.2</text:p>
          </table:table-cell>
          <table:table-cell/>
          <table:table-cell table:formula="of:=[.B34]/([.$C$6]*(21-([.D34]-[.$E$6]))*0.05+[.$C$6]*(11-([.D34]-[.$E$6]))*0.05)" office:value-type="float" office:value="0.440379403794038" calcext:value-type="float">
            <text:p>0</text:p>
          </table:table-cell>
          <table:table-cell table:formula="of:=[.C34]*(22-([.$D$6]-[.E34]))*0.05" office:value-type="float" office:value="0.557142857142857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4]+8" office:value-type="float" office:value="21" calcext:value-type="float">
            <text:p>21</text:p>
          </table:table-cell>
          <table:table-cell table:style-name="ce7" table:formula="of:=[.B35]/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style-name="ce7" table:formula="of:=[.$K$6]*9/[.K35]" office:value-type="float" office:value="800.476190476191" calcext:value-type="float">
            <text:p>800</text:p>
          </table:table-cell>
          <table:table-cell table:style-name="ce7" table:formula="of:=[.$K$6]*3*SQRT(3)/[.K35]" office:value-type="float" office:value="462.155144051315" calcext:value-type="float">
            <text:p>462</text:p>
          </table:table-cell>
          <table:table-cell table:style-name="ce7" table:formula="of:=[.$K$6]*3/[.K35]" office:value-type="float" office:value="266.825396825397" calcext:value-type="float">
            <text:p>267</text:p>
          </table:table-cell>
          <table:table-cell office:value-type="string" calcext:value-type="string">
            <text:p>Goblin</text:p>
          </table:table-cell>
          <table:table-cell table:formula="of:=[.M35]*[.N35]" office:value-type="float" office:value="0.768292682926829" calcext:value-type="float">
            <text:p>1</text:p>
          </table:table-cell>
          <table:table-cell/>
          <table:table-cell table:formula="of:=[.B35]/([.$C$6]*(21-([.D35]-[.$E$6]))*0.05+[.$C$6]*(11-([.D35]-[.$E$6]))*0.05)" office:value-type="float" office:value="0.853658536585366" calcext:value-type="float">
            <text:p>1</text:p>
          </table:table-cell>
          <table:table-cell table:formula="of:=[.C35]*(22-([.$D$6]-[.E35]))*0.05" office:value-type="float" office:value="0.9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5]+8" office:value-type="float" office:value="29" calcext:value-type="float">
            <text:p>29</text:p>
          </table:table-cell>
          <table:table-cell table:style-name="ce7" table:formula="of:=[.B36]/7" office:value-type="float" office:value="4.1428571428571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style-name="ce7" table:formula="of:=[.$K$6]*9/[.K36]" office:value-type="float" office:value="272.837693222354" calcext:value-type="float">
            <text:p>273</text:p>
          </table:table-cell>
          <table:table-cell table:style-name="ce7" table:formula="of:=[.$K$6]*3*SQRT(3)/[.K36]" office:value-type="float" office:value="157.522915627003" calcext:value-type="float">
            <text:p>158</text:p>
          </table:table-cell>
          <table:table-cell table:style-name="ce7" table:formula="of:=[.$K$6]*3/[.K36]" office:value-type="float" office:value="90.9458977407848" calcext:value-type="float">
            <text:p>91</text:p>
          </table:table-cell>
          <table:table-cell office:value-type="string" calcext:value-type="string">
            <text:p>Bandit</text:p>
          </table:table-cell>
          <table:table-cell table:formula="of:=[.M36]*[.N36]" office:value-type="float" office:value="2.2540873760386" calcext:value-type="float">
            <text:p>2</text:p>
          </table:table-cell>
          <table:table-cell/>
          <table:table-cell table:formula="of:=[.B36]/([.$C$6]*(21-([.D36]-[.$E$6]))*0.05+[.$C$6]*(11-([.D36]-[.$E$6]))*0.05)" office:value-type="float" office:value="1.36022514071295" calcext:value-type="float">
            <text:p>1</text:p>
          </table:table-cell>
          <table:table-cell table:formula="of:=[.C36]*(22-([.$D$6]-[.E36]))*0.05" office:value-type="float" office:value="1.65714285714286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6]+8" office:value-type="float" office:value="37" calcext:value-type="float">
            <text:p>37</text:p>
          </table:table-cell>
          <table:table-cell table:style-name="ce7" table:formula="of:=[.B37]/7" office:value-type="float" office:value="5.28571428571429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style-name="ce7" table:formula="of:=[.$K$6]*9/[.K37]" office:value-type="float" office:value="167.608838568298" calcext:value-type="float">
            <text:p>168</text:p>
          </table:table-cell>
          <table:table-cell table:style-name="ce7" table:formula="of:=[.$K$6]*3*SQRT(3)/[.K37]" office:value-type="float" office:value="96.7690080659674" calcext:value-type="float">
            <text:p>97</text:p>
          </table:table-cell>
          <table:table-cell table:style-name="ce7" table:formula="of:=[.$K$6]*3/[.K37]" office:value-type="float" office:value="55.8696128560994" calcext:value-type="float">
            <text:p>56</text:p>
          </table:table-cell>
          <table:table-cell office:value-type="string" calcext:value-type="string">
            <text:p>Town guard</text:p>
          </table:table-cell>
          <table:table-cell table:formula="of:=[.M37]*[.N37]" office:value-type="float" office:value="3.6692575716966" calcext:value-type="float">
            <text:p>4</text:p>
          </table:table-cell>
          <table:table-cell/>
          <table:table-cell table:formula="of:=[.B37]/([.$C$6]*(21-([.D37]-[.$E$6]))*0.05+[.$C$6]*(11-([.D37]-[.$E$6]))*0.05)" office:value-type="float" office:value="1.73545966228893" calcext:value-type="float">
            <text:p>2</text:p>
          </table:table-cell>
          <table:table-cell table:formula="of:=[.C37]*(22-([.$D$6]-[.E37]))*0.05" office:value-type="float" office:value="2.11428571428571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7]+8" office:value-type="float" office:value="45" calcext:value-type="float">
            <text:p>45</text:p>
          </table:table-cell>
          <table:table-cell table:style-name="ce7" table:formula="of:=[.B38]/7" office:value-type="float" office:value="6.42857142857143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style-name="ce7" table:formula="of:=[.$K$6]*9/[.K38]" office:value-type="float" office:value="92.9738271604938" calcext:value-type="float">
            <text:p>93</text:p>
          </table:table-cell>
          <table:table-cell table:style-name="ce7" table:formula="of:=[.$K$6]*3*SQRT(3)/[.K38]" office:value-type="float" office:value="53.6784641387008" calcext:value-type="float">
            <text:p>54</text:p>
          </table:table-cell>
          <table:table-cell table:style-name="ce7" table:formula="of:=[.$K$6]*3/[.K38]" office:value-type="float" office:value="30.9912757201646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M38]*[.N38]" office:value-type="float" office:value="6.61476480836237" calcext:value-type="float">
            <text:p>7</text:p>
          </table:table-cell>
          <table:table-cell/>
          <table:table-cell table:formula="of:=[.B38]/([.$C$6]*(21-([.D38]-[.$E$6]))*0.05+[.$C$6]*(11-([.D38]-[.$E$6]))*0.05)" office:value-type="float" office:value="2.28658536585366" calcext:value-type="float">
            <text:p>2</text:p>
          </table:table-cell>
          <table:table-cell table:formula="of:=[.C38]*(22-([.$D$6]-[.E38]))*0.05" office:value-type="float" office:value="2.89285714285714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8]+8" office:value-type="float" office:value="53" calcext:value-type="float">
            <text:p>53</text:p>
          </table:table-cell>
          <table:table-cell table:style-name="ce7" table:formula="of:=[.B39]/7" office:value-type="float" office:value="7.57142857142857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style-name="ce7" table:formula="of:=[.$K$6]*9/[.K39]" office:value-type="float" office:value="67.0245639017444" calcext:value-type="float">
            <text:p>67</text:p>
          </table:table-cell>
          <table:table-cell table:style-name="ce7" table:formula="of:=[.$K$6]*3*SQRT(3)/[.K39]" office:value-type="float" office:value="38.6966500109894" calcext:value-type="float">
            <text:p>39</text:p>
          </table:table-cell>
          <table:table-cell table:style-name="ce7" table:formula="of:=[.$K$6]*3/[.K39]" office:value-type="float" office:value="22.341521300581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M39]*[.N39]" office:value-type="float" office:value="9.17574041811847" calcext:value-type="float">
            <text:p>9</text:p>
          </table:table-cell>
          <table:table-cell/>
          <table:table-cell table:formula="of:=[.B39]/([.$C$6]*(21-([.D39]-[.$E$6]))*0.05+[.$C$6]*(11-([.D39]-[.$E$6]))*0.05)" office:value-type="float" office:value="2.69308943089431" calcext:value-type="float">
            <text:p>3</text:p>
          </table:table-cell>
          <table:table-cell table:formula="of:=[.C39]*(22-([.$D$6]-[.E39]))*0.05" office:value-type="float" office:value="3.40714285714286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9]+8" office:value-type="float" office:value="61" calcext:value-type="float">
            <text:p>61</text:p>
          </table:table-cell>
          <table:table-cell table:style-name="ce7" table:formula="of:=[.B40]/7" office:value-type="float" office:value="8.71428571428571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style-name="ce7" table:formula="of:=[.$K$6]*9/[.K40]" office:value-type="float" office:value="41.7426498253158" calcext:value-type="float">
            <text:p>42</text:p>
          </table:table-cell>
          <table:table-cell table:style-name="ce7" table:formula="of:=[.$K$6]*3*SQRT(3)/[.K40]" office:value-type="float" office:value="24.1001301133344" calcext:value-type="float">
            <text:p>24</text:p>
          </table:table-cell>
          <table:table-cell table:style-name="ce7" table:formula="of:=[.$K$6]*3/[.K40]" office:value-type="float" office:value="13.9142166084386" calcext:value-type="float">
            <text:p>14</text:p>
          </table:table-cell>
          <table:table-cell office:value-type="string" calcext:value-type="string">
            <text:p>Brown bear</text:p>
          </table:table-cell>
          <table:table-cell table:formula="of:=[.M40]*[.N40]" office:value-type="float" office:value="14.7331327209376" calcext:value-type="float">
            <text:p>15</text:p>
          </table:table-cell>
          <table:table-cell/>
          <table:table-cell table:formula="of:=[.B40]/([.$C$6]*(21-([.D40]-[.$E$6]))*0.05+[.$C$6]*(11-([.D40]-[.$E$6]))*0.05)" office:value-type="float" office:value="3.38137472283814" calcext:value-type="float">
            <text:p>3</text:p>
          </table:table-cell>
          <table:table-cell table:formula="of:=[.C40]*(22-([.$D$6]-[.E40]))*0.05" office:value-type="float" office:value="4.35714285714286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40]+8" office:value-type="float" office:value="69" calcext:value-type="float">
            <text:p>69</text:p>
          </table:table-cell>
          <table:table-cell table:style-name="ce7" table:formula="of:=[.B41]/7" office:value-type="float" office:value="9.85714285714286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style-name="ce7" table:formula="of:=[.$K$6]*9/[.K41]" office:value-type="float" office:value="32.624322621298" calcext:value-type="float">
            <text:p>33</text:p>
          </table:table-cell>
          <table:table-cell table:style-name="ce7" table:formula="of:=[.$K$6]*3*SQRT(3)/[.K41]" office:value-type="float" office:value="18.8356614475356" calcext:value-type="float">
            <text:p>19</text:p>
          </table:table-cell>
          <table:table-cell table:style-name="ce7" table:formula="of:=[.$K$6]*3/[.K41]" office:value-type="float" office:value="10.8747742070993" calcext:value-type="float">
            <text:p>11</text:p>
          </table:table-cell>
          <table:table-cell office:value-type="string" calcext:value-type="string">
            <text:p>Bandit captain</text:p>
          </table:table-cell>
          <table:table-cell table:formula="of:=[.M41]*[.N41]" office:value-type="float" office:value="18.8509661070637" calcext:value-type="float">
            <text:p>19</text:p>
          </table:table-cell>
          <table:table-cell/>
          <table:table-cell table:formula="of:=[.B41]/([.$C$6]*(21-([.D41]-[.$E$6]))*0.05+[.$C$6]*(11-([.D41]-[.$E$6]))*0.05)" office:value-type="float" office:value="3.82483370288248" calcext:value-type="float">
            <text:p>4</text:p>
          </table:table-cell>
          <table:table-cell table:formula="of:=[.C41]*(22-([.$D$6]-[.E41]))*0.05" office:value-type="float" office:value="4.92857142857143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1]+9" office:value-type="float" office:value="78" calcext:value-type="float">
            <text:p>78</text:p>
          </table:table-cell>
          <table:table-cell table:style-name="ce7" table:formula="of:=[.B42]/7" office:value-type="float" office:value="11.142857142857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style-name="ce7" table:formula="of:=[.$K$6]*9/[.K42]" office:value-type="float" office:value="21.0991572530034" calcext:value-type="float">
            <text:p>21</text:p>
          </table:table-cell>
          <table:table-cell table:style-name="ce7" table:formula="of:=[.$K$6]*3*SQRT(3)/[.K42]" office:value-type="float" office:value="12.1816041196958" calcext:value-type="float">
            <text:p>12</text:p>
          </table:table-cell>
          <table:table-cell table:style-name="ce7" table:formula="of:=[.$K$6]*3/[.K42]" office:value-type="float" office:value="7.0330524176678" calcext:value-type="float">
            <text:p>7</text:p>
          </table:table-cell>
          <table:table-cell office:value-type="string" calcext:value-type="string">
            <text:p>Ogre</text:p>
          </table:table-cell>
          <table:table-cell table:formula="of:=[.M42]*[.N42]" office:value-type="float" office:value="29.1480836236934" calcext:value-type="float">
            <text:p>29</text:p>
          </table:table-cell>
          <table:table-cell/>
          <table:table-cell table:formula="of:=[.B42]/([.$C$6]*(21-([.D42]-[.$E$6]))*0.05+[.$C$6]*(11-([.D42]-[.$E$6]))*0.05)" office:value-type="float" office:value="4.75609756097561" calcext:value-type="float">
            <text:p>5</text:p>
          </table:table-cell>
          <table:table-cell table:formula="of:=[.C42]*(22-([.$D$6]-[.E42]))*0.05" office:value-type="float" office:value="6.12857142857143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42]+9" office:value-type="float" office:value="87" calcext:value-type="float">
            <text:p>87</text:p>
          </table:table-cell>
          <table:table-cell table:style-name="ce7" table:formula="of:=[.B43]/7" office:value-type="float" office:value="12.4285714285714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style-name="ce7" table:formula="of:=[.$K$6]*9/[.K43]" office:value-type="float" office:value="16.9596079703095" calcext:value-type="float">
            <text:p>17</text:p>
          </table:table-cell>
          <table:table-cell table:style-name="ce7" table:formula="of:=[.$K$6]*3*SQRT(3)/[.K43]" office:value-type="float" office:value="9.79163422700872" calcext:value-type="float">
            <text:p>10</text:p>
          </table:table-cell>
          <table:table-cell table:style-name="ce7" table:formula="of:=[.$K$6]*3/[.K43]" office:value-type="float" office:value="5.65320265676984" calcext:value-type="float">
            <text:p>6</text:p>
          </table:table-cell>
          <table:table-cell office:value-type="string" calcext:value-type="string">
            <text:p>Werewolf</text:p>
          </table:table-cell>
          <table:table-cell table:formula="of:=[.M43]*[.N43]" office:value-type="float" office:value="36.2626306620209" calcext:value-type="float">
            <text:p>36</text:p>
          </table:table-cell>
          <table:table-cell/>
          <table:table-cell table:formula="of:=[.B43]/([.$C$6]*(21-([.D43]-[.$E$6]))*0.05+[.$C$6]*(11-([.D43]-[.$E$6]))*0.05)" office:value-type="float" office:value="5.30487804878049" calcext:value-type="float">
            <text:p>5</text:p>
          </table:table-cell>
          <table:table-cell table:formula="of:=[.C43]*(22-([.$D$6]-[.E43]))*0.05" office:value-type="float" office:value="6.83571428571429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43]+9" office:value-type="float" office:value="96" calcext:value-type="float">
            <text:p>96</text:p>
          </table:table-cell>
          <table:table-cell table:style-name="ce7" table:formula="of:=[.B44]/7" office:value-type="float" office:value="13.7142857142857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style-name="ce7" table:formula="of:=[.$K$6]*9/[.K44]" office:value-type="float" office:value="13.928740530303" calcext:value-type="float">
            <text:p>14</text:p>
          </table:table-cell>
          <table:table-cell table:style-name="ce7" table:formula="of:=[.$K$6]*3*SQRT(3)/[.K44]" office:value-type="float" office:value="8.04176209464291" calcext:value-type="float">
            <text:p>8</text:p>
          </table:table-cell>
          <table:table-cell table:style-name="ce7" table:formula="of:=[.$K$6]*3/[.K44]" office:value-type="float" office:value="4.64291351010101" calcext:value-type="float">
            <text:p>5</text:p>
          </table:table-cell>
          <table:table-cell office:value-type="string" calcext:value-type="string">
            <text:p>Elite soldier</text:p>
          </table:table-cell>
          <table:table-cell table:formula="of:=[.M44]*[.N44]" office:value-type="float" office:value="44.1533101045296" calcext:value-type="float">
            <text:p>44</text:p>
          </table:table-cell>
          <table:table-cell/>
          <table:table-cell table:formula="of:=[.B44]/([.$C$6]*(21-([.D44]-[.$E$6]))*0.05+[.$C$6]*(11-([.D44]-[.$E$6]))*0.05)" office:value-type="float" office:value="5.85365853658537" calcext:value-type="float">
            <text:p>6</text:p>
          </table:table-cell>
          <table:table-cell table:formula="of:=[.C44]*(22-([.$D$6]-[.E44]))*0.05" office:value-type="float" office:value="7.54285714285714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44]+9" office:value-type="float" office:value="105" calcext:value-type="float">
            <text:p>105</text:p>
          </table:table-cell>
          <table:table-cell table:style-name="ce7" table:formula="of:=[.B45]/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style-name="ce7" table:formula="of:=[.$K$6]*9/[.K45]" office:value-type="float" office:value="9.60571428571429" calcext:value-type="float">
            <text:p>10</text:p>
          </table:table-cell>
          <table:table-cell table:style-name="ce7" table:formula="of:=[.$K$6]*3*SQRT(3)/[.K45]" office:value-type="float" office:value="5.54586172861578" calcext:value-type="float">
            <text:p>6</text:p>
          </table:table-cell>
          <table:table-cell table:style-name="ce7" table:formula="of:=[.$K$6]*3/[.K45]" office:value-type="float" office:value="3.20190476190476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formula="of:=[.M45]*[.N45]" office:value-type="float" office:value="64.0243902439025" calcext:value-type="float">
            <text:p>64</text:p>
          </table:table-cell>
          <table:table-cell/>
          <table:table-cell table:formula="of:=[.B45]/([.$C$6]*(21-([.D45]-[.$E$6]))*0.05+[.$C$6]*(11-([.D45]-[.$E$6]))*0.05)" office:value-type="float" office:value="7.11382113821138" calcext:value-type="float">
            <text:p>7</text:p>
          </table:table-cell>
          <table:table-cell table:formula="of:=[.C45]*(22-([.$D$6]-[.E45]))*0.05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45]+9" office:value-type="float" office:value="114" calcext:value-type="float">
            <text:p>114</text:p>
          </table:table-cell>
          <table:table-cell table:style-name="ce7" table:formula="of:=[.B46]/7" office:value-type="float" office:value="16.2857142857143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style-name="ce7" table:formula="of:=[.$K$6]*9/[.K46]" office:value-type="float" office:value="8.148891966759" calcext:value-type="float">
            <text:p>8</text:p>
          </table:table-cell>
          <table:table-cell table:style-name="ce7" table:formula="of:=[.$K$6]*3*SQRT(3)/[.K46]" office:value-type="float" office:value="4.70476497060549" calcext:value-type="float">
            <text:p>5</text:p>
          </table:table-cell>
          <table:table-cell table:style-name="ce7" table:formula="of:=[.$K$6]*3/[.K46]" office:value-type="float" office:value="2.716297322253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M46]*[.N46]" office:value-type="float" office:value="75.4703832752613" calcext:value-type="float">
            <text:p>75</text:p>
          </table:table-cell>
          <table:table-cell/>
          <table:table-cell table:formula="of:=[.B46]/([.$C$6]*(21-([.D46]-[.$E$6]))*0.05+[.$C$6]*(11-([.D46]-[.$E$6]))*0.05)" office:value-type="float" office:value="7.72357723577236" calcext:value-type="float">
            <text:p>8</text:p>
          </table:table-cell>
          <table:table-cell table:formula="of:=[.C46]*(22-([.$D$6]-[.E46]))*0.05" office:value-type="float" office:value="9.77142857142857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46]+9" office:value-type="float" office:value="123" calcext:value-type="float">
            <text:p>123</text:p>
          </table:table-cell>
          <table:table-cell table:style-name="ce7" table:formula="of:=[.B47]/7" office:value-type="float" office:value="17.5714285714286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style-name="ce7" table:formula="of:=[.$K$6]*9/[.K47]" office:value-type="float" office:value="7" calcext:value-type="float">
            <text:p>7</text:p>
          </table:table-cell>
          <table:table-cell table:style-name="ce7" table:formula="of:=[.$K$6]*3*SQRT(3)/[.K47]" office:value-type="float" office:value="4.04145188432738" calcext:value-type="float">
            <text:p>4</text:p>
          </table:table-cell>
          <table:table-cell table:style-name="ce7" table:formula="of:=[.$K$6]*3/[.K47]" office:value-type="float" office:value="2.33333333333333" calcext:value-type="float">
            <text:p>2</text:p>
          </table:table-cell>
          <table:table-cell office:value-type="string" calcext:value-type="string">
            <text:p>Yeti</text:p>
          </table:table-cell>
          <table:table-cell table:formula="of:=[.M47]*[.N47]" office:value-type="float" office:value="87.8571428571429" calcext:value-type="float">
            <text:p>88</text:p>
          </table:table-cell>
          <table:table-cell/>
          <table:table-cell table:formula="of:=[.B47]/([.$C$6]*(21-([.D47]-[.$E$6]))*0.05+[.$C$6]*(11-([.D47]-[.$E$6]))*0.05)" office:value-type="float" office:value="8.33333333333333" calcext:value-type="float">
            <text:p>8</text:p>
          </table:table-cell>
          <table:table-cell table:formula="of:=[.C47]*(22-([.$D$6]-[.E47]))*0.05" office:value-type="float" office:value="10.542857142857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47]+9" office:value-type="float" office:value="132" calcext:value-type="float">
            <text:p>132</text:p>
          </table:table-cell>
          <table:table-cell table:style-name="ce7" table:formula="of:=[.B48]/7" office:value-type="float" office:value="18.857142857142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style-name="ce7" table:formula="of:=[.$K$6]*9/[.K48]" office:value-type="float" office:value="4.63085399449036" calcext:value-type="float">
            <text:p>5</text:p>
          </table:table-cell>
          <table:table-cell table:style-name="ce7" table:formula="of:=[.$K$6]*3*SQRT(3)/[.K48]" office:value-type="float" office:value="2.67362480029686" calcext:value-type="float">
            <text:p>3</text:p>
          </table:table-cell>
          <table:table-cell table:style-name="ce7" table:formula="of:=[.$K$6]*3/[.K48]" office:value-type="float" office:value="1.5436179981634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M48]*[.N48]" office:value-type="float" office:value="132.804878048781" calcext:value-type="float">
            <text:p>133</text:p>
          </table:table-cell>
          <table:table-cell/>
          <table:table-cell table:formula="of:=[.B48]/([.$C$6]*(21-([.D48]-[.$E$6]))*0.05+[.$C$6]*(11-([.D48]-[.$E$6]))*0.05)" office:value-type="float" office:value="10.0609756097561" calcext:value-type="float">
            <text:p>10</text:p>
          </table:table-cell>
          <table:table-cell table:formula="of:=[.C48]*(21-([.$D$6]-[.E48]))*0.05+[.C48]*(11-([.$D$6]-[.E48]))*0.05" office:value-type="float" office:value="13.2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48]+9" office:value-type="float" office:value="141" calcext:value-type="float">
            <text:p>141</text:p>
          </table:table-cell>
          <table:table-cell table:style-name="ce7" table:formula="of:=[.B49]/7" office:value-type="float" office:value="20.1428571428571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style-name="ce7" table:formula="of:=[.$K$6]*9/[.K49]" office:value-type="float" office:value="4.05854836275841" calcext:value-type="float">
            <text:p>4</text:p>
          </table:table-cell>
          <table:table-cell table:style-name="ce7" table:formula="of:=[.$K$6]*3*SQRT(3)/[.K49]" office:value-type="float" office:value="2.34320398975768" calcext:value-type="float">
            <text:p>2</text:p>
          </table:table-cell>
          <table:table-cell table:style-name="ce7" table:formula="of:=[.$K$6]*3/[.K49]" office:value-type="float" office:value="1.3528494542528" calcext:value-type="float">
            <text:p>1</text:p>
          </table:table-cell>
          <table:table-cell office:value-type="string" calcext:value-type="string">
            <text:p>Chimera</text:p>
          </table:table-cell>
          <table:table-cell table:formula="of:=[.M49]*[.N49]" office:value-type="float" office:value="151.532012195122" calcext:value-type="float">
            <text:p>152</text:p>
          </table:table-cell>
          <table:table-cell/>
          <table:table-cell table:formula="of:=[.B49]/([.$C$6]*(21-([.D49]-[.$E$6]))*0.05+[.$C$6]*(11-([.D49]-[.$E$6]))*0.05)" office:value-type="float" office:value="10.7469512195122" calcext:value-type="float">
            <text:p>11</text:p>
          </table:table-cell>
          <table:table-cell table:formula="of:=[.C49]*(21-([.$D$6]-[.E49]))*0.05+[.C49]*(11-([.$D$6]-[.E49]))*0.05" office:value-type="float" office:value="14.1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49]+9" office:value-type="float" office:value="150" calcext:value-type="float">
            <text:p>150</text:p>
          </table:table-cell>
          <table:table-cell table:style-name="ce7" table:formula="of:=[.B50]/7" office:value-type="float" office:value="21.4285714285714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style-name="ce7" table:formula="of:=[.$K$6]*9/[.K50]" office:value-type="float" office:value="3.58613333333334" calcext:value-type="float">
            <text:p>4</text:p>
          </table:table-cell>
          <table:table-cell table:style-name="ce7" table:formula="of:=[.$K$6]*3*SQRT(3)/[.K50]" office:value-type="float" office:value="2.07045504534989" calcext:value-type="float">
            <text:p>2</text:p>
          </table:table-cell>
          <table:table-cell table:style-name="ce7" table:formula="of:=[.$K$6]*3/[.K50]" office:value-type="float" office:value="1.19537777777778" calcext:value-type="float">
            <text:p>1</text:p>
          </table:table-cell>
          <table:table-cell office:value-type="string" calcext:value-type="string">
            <text:p>Triceratops</text:p>
          </table:table-cell>
          <table:table-cell table:formula="of:=[.M50]*[.N50]" office:value-type="float" office:value="171.493902439024" calcext:value-type="float">
            <text:p>171</text:p>
          </table:table-cell>
          <table:table-cell/>
          <table:table-cell table:formula="of:=[.B50]/([.$C$6]*(21-([.D50]-[.$E$6]))*0.05+[.$C$6]*(11-([.D50]-[.$E$6]))*0.05)" office:value-type="float" office:value="11.4329268292683" calcext:value-type="float">
            <text:p>11</text:p>
          </table:table-cell>
          <table:table-cell table:formula="of:=[.C50]*(21-([.$D$6]-[.E50]))*0.05+[.C50]*(11-([.$D$6]-[.E50]))*0.05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50]+9" office:value-type="float" office:value="159" calcext:value-type="float">
            <text:p>159</text:p>
          </table:table-cell>
          <table:table-cell table:style-name="ce7" table:formula="of:=[.B51]/7" office:value-type="float" office:value="22.7142857142857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style-name="ce7" table:formula="of:=[.$K$6]*9/[.K51]" office:value-type="float" office:value="2.4436038922511" calcext:value-type="float">
            <text:p>2</text:p>
          </table:table-cell>
          <table:table-cell table:style-name="ce7" table:formula="of:=[.$K$6]*3*SQRT(3)/[.K51]" office:value-type="float" office:value="1.41081536498399" calcext:value-type="float">
            <text:p>1</text:p>
          </table:table-cell>
          <table:table-cell table:style-name="ce7" table:formula="of:=[.$K$6]*3/[.K51]" office:value-type="float" office:value="0.814534630750366" calcext:value-type="float">
            <text:p>1</text:p>
          </table:table-cell>
          <table:table-cell office:value-type="string" calcext:value-type="string">
            <text:p>Giant</text:p>
          </table:table-cell>
          <table:table-cell table:formula="of:=[.M51]*[.N51]" office:value-type="float" office:value="251.677451468392" calcext:value-type="float">
            <text:p>252</text:p>
          </table:table-cell>
          <table:table-cell/>
          <table:table-cell table:formula="of:=[.B51]/([.$C$6]*(21-([.D51]-[.$E$6]))*0.05+[.$C$6]*(11-([.D51]-[.$E$6]))*0.05)" office:value-type="float" office:value="13.8501742160279" calcext:value-type="float">
            <text:p>14</text:p>
          </table:table-cell>
          <table:table-cell table:formula="of:=[.C51]*(21-([.$D$6]-[.E51]))*0.05+[.C51]*(11-([.$D$6]-[.E51]))*0.05" office:value-type="float" office:value="18.1714285714286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1]+10" office:value-type="float" office:value="169" calcext:value-type="float">
            <text:p>169</text:p>
          </table:table-cell>
          <table:table-cell table:style-name="ce7" table:formula="of:=[.B52]/7" office:value-type="float" office:value="24.1428571428571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style-name="ce7" table:formula="of:=[.$K$6]*9/[.K52]" office:value-type="float" office:value="2.16297573614369" calcext:value-type="float">
            <text:p>2</text:p>
          </table:table-cell>
          <table:table-cell table:style-name="ce7" table:formula="of:=[.$K$6]*3*SQRT(3)/[.K52]" office:value-type="float" office:value="1.24879462351319" calcext:value-type="float">
            <text:p>1</text:p>
          </table:table-cell>
          <table:table-cell table:style-name="ce7" table:formula="of:=[.$K$6]*3/[.K52]" office:value-type="float" office:value="0.720991912047898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M52]*[.N52]" office:value-type="float" office:value="284.330512692882" calcext:value-type="float">
            <text:p>284</text:p>
          </table:table-cell>
          <table:table-cell/>
          <table:table-cell table:formula="of:=[.B52]/([.$C$6]*(21-([.D52]-[.$E$6]))*0.05+[.$C$6]*(11-([.D52]-[.$E$6]))*0.05)" office:value-type="float" office:value="14.7212543554007" calcext:value-type="float">
            <text:p>15</text:p>
          </table:table-cell>
          <table:table-cell table:formula="of:=[.C52]*(21-([.$D$6]-[.E52]))*0.05+[.C52]*(11-([.$D$6]-[.E52]))*0.05" office:value-type="float" office:value="19.3142857142857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52]+10" office:value-type="float" office:value="179" calcext:value-type="float">
            <text:p>179</text:p>
          </table:table-cell>
          <table:table-cell table:style-name="ce7" table:formula="of:=[.B53]/7" office:value-type="float" office:value="25.571428571428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style-name="ce7" table:formula="of:=[.$K$6]*9/[.K53]" office:value-type="float" office:value="1.92805311944072" calcext:value-type="float">
            <text:p>2</text:p>
          </table:table-cell>
          <table:table-cell table:style-name="ce7" table:formula="of:=[.$K$6]*3*SQRT(3)/[.K53]" office:value-type="float" office:value="1.113161987521" calcext:value-type="float">
            <text:p>1</text:p>
          </table:table-cell>
          <table:table-cell table:style-name="ce7" table:formula="of:=[.$K$6]*3/[.K53]" office:value-type="float" office:value="0.642684373146906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M53]*[.N53]" office:value-type="float" office:value="318.974614235938" calcext:value-type="float">
            <text:p>319</text:p>
          </table:table-cell>
          <table:table-cell/>
          <table:table-cell table:formula="of:=[.B53]/([.$C$6]*(21-([.D53]-[.$E$6]))*0.05+[.$C$6]*(11-([.D53]-[.$E$6]))*0.05)" office:value-type="float" office:value="15.5923344947735" calcext:value-type="float">
            <text:p>16</text:p>
          </table:table-cell>
          <table:table-cell table:formula="of:=[.C53]*(21-([.$D$6]-[.E53]))*0.05+[.C53]*(11-([.$D$6]-[.E53]))*0.05" office:value-type="float" office:value="20.4571428571429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53]+10" office:value-type="float" office:value="189" calcext:value-type="float">
            <text:p>189</text:p>
          </table:table-cell>
          <table:table-cell table:style-name="ce7" table:formula="of:=[.B54]/7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style-name="ce7" table:formula="of:=[.$K$6]*9/[.K54]" office:value-type="float" office:value="1.31765628061924" calcext:value-type="float">
            <text:p>1</text:p>
          </table:table-cell>
          <table:table-cell table:style-name="ce7" table:formula="of:=[.$K$6]*3*SQRT(3)/[.K54]" office:value-type="float" office:value="0.760749208314921" calcext:value-type="float">
            <text:p>1</text:p>
          </table:table-cell>
          <table:table-cell table:style-name="ce7" table:formula="of:=[.$K$6]*3/[.K54]" office:value-type="float" office:value="0.439218760206415" calcext:value-type="float">
            <text:p>0</text:p>
          </table:table-cell>
          <table:table-cell office:value-type="string" calcext:value-type="string">
            <text:p>Sea serpent</text:p>
          </table:table-cell>
          <table:table-cell table:formula="of:=[.M54]*[.N54]" office:value-type="float" office:value="466.737804878049" calcext:value-type="float">
            <text:p>467</text:p>
          </table:table-cell>
          <table:table-cell/>
          <table:table-cell table:formula="of:=[.B54]/([.$C$6]*(21-([.D54]-[.$E$6]))*0.05+[.$C$6]*(11-([.D54]-[.$E$6]))*0.05)" office:value-type="float" office:value="19.2073170731707" calcext:value-type="float">
            <text:p>19</text:p>
          </table:table-cell>
          <table:table-cell table:formula="of:=[.C54]*(21-([.$D$6]-[.E54]))*0.05+[.C54]*(11-([.$D$6]-[.E54]))*0.05" office:value-type="float" office:value="24.3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4]+10" office:value-type="float" office:value="199" calcext:value-type="float">
            <text:p>199</text:p>
          </table:table-cell>
          <table:table-cell table:style-name="ce7" table:formula="of:=[.B55]/7" office:value-type="float" office:value="28.4285714285714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style-name="ce7" table:formula="of:=[.$K$6]*9/[.K55]" office:value-type="float" office:value="1.18855584454938" calcext:value-type="float">
            <text:p>1</text:p>
          </table:table-cell>
          <table:table-cell table:style-name="ce7" table:formula="of:=[.$K$6]*3*SQRT(3)/[.K55]" office:value-type="float" office:value="0.686213036797488" calcext:value-type="float">
            <text:p>1</text:p>
          </table:table-cell>
          <table:table-cell table:style-name="ce7" table:formula="of:=[.$K$6]*3/[.K55]" office:value-type="float" office:value="0.39618528151646" calcext:value-type="float">
            <text:p>0</text:p>
          </table:table-cell>
          <table:table-cell office:value-type="string" calcext:value-type="string">
            <text:p>Adult dragon</text:p>
          </table:table-cell>
          <table:table-cell table:formula="of:=[.M55]*[.N55]" office:value-type="float" office:value="517.434668989547" calcext:value-type="float">
            <text:p>517</text:p>
          </table:table-cell>
          <table:table-cell/>
          <table:table-cell table:formula="of:=[.B55]/([.$C$6]*(21-([.D55]-[.$E$6]))*0.05+[.$C$6]*(11-([.D55]-[.$E$6]))*0.05)" office:value-type="float" office:value="20.2235772357724" calcext:value-type="float">
            <text:p>20</text:p>
          </table:table-cell>
          <table:table-cell table:formula="of:=[.C55]*(21-([.$D$6]-[.E55]))*0.05+[.C55]*(11-([.$D$6]-[.E55]))*0.05" office:value-type="float" office:value="25.5857142857143" calcext:value-type="float">
            <text:p>2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55]+10" office:value-type="float" office:value="209" calcext:value-type="float">
            <text:p>209</text:p>
          </table:table-cell>
          <table:table-cell table:style-name="ce7" table:formula="of:=[.B56]/7" office:value-type="float" office:value="29.8571428571429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style-name="ce7" table:formula="of:=[.$K$6]*9/[.K56]" office:value-type="float" office:value="1.07753943362103" calcext:value-type="float">
            <text:p>1</text:p>
          </table:table-cell>
          <table:table-cell table:style-name="ce7" table:formula="of:=[.$K$6]*3*SQRT(3)/[.K56]" office:value-type="float" office:value="0.622117682063536" calcext:value-type="float">
            <text:p>1</text:p>
          </table:table-cell>
          <table:table-cell table:style-name="ce7" table:formula="of:=[.$K$6]*3/[.K56]" office:value-type="float" office:value="0.359179811207008" calcext:value-type="float">
            <text:p>0</text:p>
          </table:table-cell>
          <table:table-cell office:value-type="string" calcext:value-type="string">
            <text:p>Pit fiend</text:p>
          </table:table-cell>
          <table:table-cell table:formula="of:=[.M56]*[.N56]" office:value-type="float" office:value="570.744773519164" calcext:value-type="float">
            <text:p>571</text:p>
          </table:table-cell>
          <table:table-cell/>
          <table:table-cell table:formula="of:=[.B56]/([.$C$6]*(21-([.D56]-[.$E$6]))*0.05+[.$C$6]*(11-([.D56]-[.$E$6]))*0.05)" office:value-type="float" office:value="21.239837398374" calcext:value-type="float">
            <text:p>21</text:p>
          </table:table-cell>
          <table:table-cell table:formula="of:=[.C56]*(21-([.$D$6]-[.E56]))*0.05+[.C56]*(11-([.$D$6]-[.E56]))*0.05" office:value-type="float" office:value="26.8714285714286" calcext:value-type="float">
            <text:p>27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56]+10" office:value-type="float" office:value="219" calcext:value-type="float">
            <text:p>219</text:p>
          </table:table-cell>
          <table:table-cell table:style-name="ce7" table:formula="of:=[.B57]/7" office:value-type="float" office:value="31.2857142857143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style-name="ce7" table:formula="of:=[.$K$6]*9/[.K57]" office:value-type="float" office:value="0.736035528867205" calcext:value-type="float">
            <text:p>1</text:p>
          </table:table-cell>
          <table:table-cell table:style-name="ce7" table:formula="of:=[.$K$6]*3*SQRT(3)/[.K57]" office:value-type="float" office:value="0.424950310724609" calcext:value-type="float">
            <text:p>0</text:p>
          </table:table-cell>
          <table:table-cell table:style-name="ce7" table:formula="of:=[.$K$6]*3/[.K57]" office:value-type="float" office:value="0.245345176289068" calcext:value-type="float">
            <text:p>0</text:p>
          </table:table-cell>
          <table:table-cell office:value-type="string" calcext:value-type="string">
            <text:p>Balor</text:p>
          </table:table-cell>
          <table:table-cell table:formula="of:=[.M57]*[.N57]" office:value-type="float" office:value="835.557491289198" calcext:value-type="float">
            <text:p>836</text:p>
          </table:table-cell>
          <table:table-cell/>
          <table:table-cell table:formula="of:=[.B57]/([.$C$6]*(21-([.D57]-[.$E$6]))*0.05+[.$C$6]*(11-([.D57]-[.$E$6]))*0.05)" office:value-type="float" office:value="26.7073170731707" calcext:value-type="float">
            <text:p>27</text:p>
          </table:table-cell>
          <table:table-cell table:formula="of:=[.C57]*(21-([.$D$6]-[.E57]))*0.05+[.C57]*(11-([.$D$6]-[.E57]))*0.05" office:value-type="float" office:value="31.2857142857143" calcext:value-type="float">
            <text:p>3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57]+10" office:value-type="float" office:value="229" calcext:value-type="float">
            <text:p>229</text:p>
          </table:table-cell>
          <table:table-cell table:style-name="ce7" table:formula="of:=[.B58]/7" office:value-type="float" office:value="32.7142857142857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style-name="ce7" table:formula="of:=[.$K$6]*9/[.K58]" office:value-type="float" office:value="0.673156499685361" calcext:value-type="float">
            <text:p>1</text:p>
          </table:table-cell>
          <table:table-cell table:style-name="ce7" table:formula="of:=[.$K$6]*3*SQRT(3)/[.K58]" office:value-type="float" office:value="0.388647086300089" calcext:value-type="float">
            <text:p>0</text:p>
          </table:table-cell>
          <table:table-cell table:style-name="ce7" table:formula="of:=[.$K$6]*3/[.K58]" office:value-type="float" office:value="0.22438549989512" calcext:value-type="float">
            <text:p>0</text:p>
          </table:table-cell>
          <table:table-cell office:value-type="string" calcext:value-type="string">
            <text:p>Solar</text:p>
          </table:table-cell>
          <table:table-cell table:formula="of:=[.M58]*[.N58]" office:value-type="float" office:value="913.606271777003" calcext:value-type="float">
            <text:p>914</text:p>
          </table:table-cell>
          <table:table-cell/>
          <table:table-cell table:formula="of:=[.B58]/([.$C$6]*(21-([.D58]-[.$E$6]))*0.05+[.$C$6]*(11-([.D58]-[.$E$6]))*0.05)" office:value-type="float" office:value="27.9268292682927" calcext:value-type="float">
            <text:p>28</text:p>
          </table:table-cell>
          <table:table-cell table:formula="of:=[.C58]*(21-([.$D$6]-[.E58]))*0.05+[.C58]*(11-([.$D$6]-[.E58]))*0.05" office:value-type="float" office:value="32.7142857142857" calcext:value-type="float">
            <text:p>3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58]+10" office:value-type="float" office:value="239" calcext:value-type="float">
            <text:p>239</text:p>
          </table:table-cell>
          <table:table-cell table:style-name="ce7" table:formula="of:=[.B59]/7" office:value-type="float" office:value="34.1428571428571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style-name="ce7" table:formula="of:=[.$K$6]*9/[.K59]" office:value-type="float" office:value="0.618003886486581" calcext:value-type="float">
            <text:p>1</text:p>
          </table:table-cell>
          <table:table-cell table:style-name="ce7" table:formula="of:=[.$K$6]*3*SQRT(3)/[.K59]" office:value-type="float" office:value="0.356804710223263" calcext:value-type="float">
            <text:p>0</text:p>
          </table:table-cell>
          <table:table-cell table:style-name="ce7" table:formula="of:=[.$K$6]*3/[.K59]" office:value-type="float" office:value="0.206001295495527" calcext:value-type="float">
            <text:p>0</text:p>
          </table:table-cell>
          <table:table-cell office:value-type="string" calcext:value-type="string">
            <text:p>Lich</text:p>
          </table:table-cell>
          <table:table-cell table:formula="of:=[.M59]*[.N59]" office:value-type="float" office:value="995.1393728223" calcext:value-type="float">
            <text:p>995</text:p>
          </table:table-cell>
          <table:table-cell/>
          <table:table-cell table:formula="of:=[.B59]/([.$C$6]*(21-([.D59]-[.$E$6]))*0.05+[.$C$6]*(11-([.D59]-[.$E$6]))*0.05)" office:value-type="float" office:value="29.1463414634146" calcext:value-type="float">
            <text:p>29</text:p>
          </table:table-cell>
          <table:table-cell table:formula="of:=[.C59]*(21-([.$D$6]-[.E59]))*0.05+[.C59]*(11-([.$D$6]-[.E59]))*0.05" office:value-type="float" office:value="34.1428571428571" calcext:value-type="float">
            <text:p>34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59]+10" office:value-type="float" office:value="249" calcext:value-type="float">
            <text:p>249</text:p>
          </table:table-cell>
          <table:table-cell table:style-name="ce7" table:formula="of:=[.B60]/7" office:value-type="float" office:value="35.571428571428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style-name="ce7" table:formula="of:=[.$K$6]*9/[.K60]" office:value-type="float" office:value="0.41408129780898" calcext:value-type="float">
            <text:p>0</text:p>
          </table:table-cell>
          <table:table-cell table:style-name="ce7" table:formula="of:=[.$K$6]*3*SQRT(3)/[.K60]" office:value-type="float" office:value="0.239069948756404" calcext:value-type="float">
            <text:p>0</text:p>
          </table:table-cell>
          <table:table-cell table:style-name="ce7" table:formula="of:=[.$K$6]*3/[.K60]" office:value-type="float" office:value="0.13802709926966" calcext:value-type="float">
            <text:p>0</text:p>
          </table:table-cell>
          <table:table-cell office:value-type="string" calcext:value-type="string">
            <text:p>Kraken</text:p>
          </table:table-cell>
          <table:table-cell table:formula="of:=[.M60]*[.N60]" office:value-type="float" office:value="1485.21559233449" calcext:value-type="float">
            <text:p>1485</text:p>
          </table:table-cell>
          <table:table-cell/>
          <table:table-cell table:formula="of:=[.B60]/([.$C$6]*(21-([.D60]-[.$E$6]))*0.05+[.$C$6]*(11-([.D60]-[.$E$6]))*0.05)" office:value-type="float" office:value="37.9573170731707" calcext:value-type="float">
            <text:p>38</text:p>
          </table:table-cell>
          <table:table-cell table:formula="of:=[.C60]*(21-([.$D$6]-[.E60]))*0.05+[.C60]*(11-([.$D$6]-[.E60]))*0.05" office:value-type="float" office:value="39.1285714285714" calcext:value-type="float">
            <text:p>3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60]+10" office:value-type="float" office:value="259" calcext:value-type="float">
            <text:p>259</text:p>
          </table:table-cell>
          <table:table-cell table:style-name="ce7" table:formula="of:=[.B61]/7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style-name="ce7" table:formula="of:=[.$K$6]*9/[.K61]" office:value-type="float" office:value="0.382723193534004" calcext:value-type="float">
            <text:p>0</text:p>
          </table:table-cell>
          <table:table-cell table:style-name="ce7" table:formula="of:=[.$K$6]*3*SQRT(3)/[.K61]" office:value-type="float" office:value="0.220965338811971" calcext:value-type="float">
            <text:p>0</text:p>
          </table:table-cell>
          <table:table-cell table:style-name="ce7" table:formula="of:=[.$K$6]*3/[.K61]" office:value-type="float" office:value="0.127574397844668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M61]*[.N61]" office:value-type="float" office:value="1606.90548780488" calcext:value-type="float">
            <text:p>1607</text:p>
          </table:table-cell>
          <table:table-cell/>
          <table:table-cell table:formula="of:=[.B61]/([.$C$6]*(21-([.D61]-[.$E$6]))*0.05+[.$C$6]*(11-([.D61]-[.$E$6]))*0.05)" office:value-type="float" office:value="39.4817073170732" calcext:value-type="float">
            <text:p>39</text:p>
          </table:table-cell>
          <table:table-cell table:formula="of:=[.C61]*(21-([.$D$6]-[.E61]))*0.05+[.C61]*(11-([.$D$6]-[.E61]))*0.05" office:value-type="float" office:value="40.7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formula="of:=[.B61]+11" office:value-type="float" office:value="270" calcext:value-type="float">
            <text:p>270</text:p>
          </table:table-cell>
          <table:table-cell table:style-name="ce7" table:formula="of:=[.B62]/7" office:value-type="float" office:value="38.5714285714286" calcext:value-type="float">
            <text:p>3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7" table:formula="of:=[.$K$6]*9/[.K62]" office:value-type="float" office:value="0.242119341563786" calcext:value-type="float">
            <text:p>0</text:p>
          </table:table-cell>
          <table:table-cell table:style-name="ce7" table:formula="of:=[.$K$6]*3*SQRT(3)/[.K62]" office:value-type="float" office:value="0.139787667027867" calcext:value-type="float">
            <text:p>0</text:p>
          </table:table-cell>
          <table:table-cell table:style-name="ce7" table:formula="of:=[.$K$6]*3/[.K62]" office:value-type="float" office:value="0.080706447187928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M62]*[.N62]" office:value-type="float" office:value="2540.06968641115" calcext:value-type="float">
            <text:p>2540</text:p>
          </table:table-cell>
          <table:table-cell/>
          <table:table-cell table:formula="of:=[.B62]/([.$C$6]*(21-([.D62]-[.$E$6]))*0.05+[.$C$6]*(11-([.D62]-[.$E$6]))*0.05)" office:value-type="float" office:value="54.8780487804878" calcext:value-type="float">
            <text:p>55</text:p>
          </table:table-cell>
          <table:table-cell table:formula="of:=[.C62]*(21-([.$D$6]-[.E62]))*0.05+[.C62]*(11-([.$D$6]-[.E62]))*0.05" office:value-type="float" office:value="46.2857142857143" calcext:value-type="float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/>
          <table:table-cell/>
          <table:table-cell table:formula="of:=[.M63]*[.N63]" office:value-type="float" office:value="47.4254742547426" calcext:value-type="float">
            <text:p>47</text:p>
          </table:table-cell>
          <table:table-cell/>
          <table:table-cell table:formula="of:=[.B63]/([.$C$6]*(21-([.D63]-[.$E$6]))*0.05+[.$C$6]*(11-([.D63]-[.$E$6]))*0.05)" office:value-type="float" office:value="4.74254742547426" calcext:value-type="float">
            <text:p>5</text:p>
          </table:table-cell>
          <table:table-cell table:formula="of:=[.C63]*(21-([.$D$6]-[.E63]))*0.05+[.C63]*(11-([.$D$6]-[.E63]))*0.0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/>
          <table:table-cell/>
          <table:table-cell table:formula="of:=[.M64]*[.N64]" office:value-type="float" office:value="59.7560975609756" calcext:value-type="float">
            <text:p>60</text:p>
          </table:table-cell>
          <table:table-cell/>
          <table:table-cell table:formula="of:=[.B64]/([.$C$6]*(21-([.D64]-[.$E$6]))*0.05+[.$C$6]*(11-([.D64]-[.$E$6]))*0.05)" office:value-type="float" office:value="7.11382113821138" calcext:value-type="float">
            <text:p>7</text:p>
          </table:table-cell>
          <table:table-cell table:formula="of:=[.C64]*(21-([.$D$6]-[.E64]))*0.05+[.C64]*(11-([.$D$6]-[.E64]))*0.05" office:value-type="float" office:value="8.4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1.42857142857143" calcext:value-type="float">
            <text:p>1.42857142857143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3"/>
          <table:table-cell table:style-name="ce7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ce7"/>
          <table:table-cell/>
          <table:table-cell table:style-name="Default" office:value-type="string" calcext:value-type="string">
            <text:p>HP/(PlayerDMG*(21-(AC-$PlayerAB))*0.05+PlayerDMG*(11-(AC-$PlayerAB))*0.05)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DMG*(21-($PlayerAC-AB))*0.05+DMG*(11-($PlayerAC-AB))*0.0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77]*[.C77]*(1+([.D77]-[.$E$7]-1)*0.05)*(21+[.E77]-[.$D$7])*0.05" office:value-type="float" office:value="260" calcext:value-type="float">
            <text:p>26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78]*[.C78]*(1+([.D78]-[.$E$7]-1)*0.05)*(21+[.E78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79]*[.C79]*(1+([.D79]-[.$E$7]-1)*0.05)*(21+[.E79]-[.$D$7])*0.05" office:value-type="float" office:value="250" calcext:value-type="float">
            <text:p>25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0]*[.C80]*(1+([.D80]-[.$E$7]-1)*0.05)*(21+[.E80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1]*[.C81]*(1+([.D81]-[.$E$7]-1)*0.05)*(21+[.E81]-[.$D$7])*0.05" office:value-type="float" office:value="270" calcext:value-type="float">
            <text:p>27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formula="of:=[.M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 HP/(PlayerDMG*(21-(AC-$PlayerAB))*0.05+PlayerDMG*(11-(AC-$PlayerAB))*0.05)</text:p>
          </table:table-cell>
          <table:table-cell office:value-type="string" calcext:value-type="string">
            <text:p>DPR = DMG*(21-($PlayerAC-AB))*0.05+DMG*(11-($PlayerAC-AB))*0.05</text:p>
          </table:table-cell>
          <table:table-cell office:value-type="string" calcext:value-type="string">
            <text:p>Challenge points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[.B2]/([.E2]*(21-([.C2]-[.$D$2]))*0.05+[.E2]*(11-([.C2]-[.$D$2]))*0.05)" office:value-type="float" office:value="5.55555555555556" calcext:value-type="float">
            <text:p>5.555555555555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3]/([.$E$2]*(21-([.C3]-[.$D$2]))*0.05+[.$E$2]*(11-([.C3]-[.$D$2]))*0.05)" office:value-type="float" office:value="4.87804878048781" calcext:value-type="float">
            <text:p>4.87804878048781</text:p>
          </table:table-cell>
          <table:table-cell table:formula="of:=[.E3]*(21-([.$C$2]-[.D3]))*0.05+[.E3]*(11-([.$C$2]-[.D3]))*0.05" office:value-type="float" office:value="5.5" calcext:value-type="float">
            <text:p>5.5</text:p>
          </table:table-cell>
          <table:table-cell table:formula="of:=[.H3]*[.G3]" office:value-type="float" office:value="26.8292682926829" calcext:value-type="float">
            <text:p>26.829268292682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ummon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table:formula="of:=[.B5]/([.$E$2]*(21-([.C5]-[.$D$2]))*0.05+[.$E$2]*(11-([.C5]-[.$D$2]))*0.05)" office:value-type="float" office:value="3.04878048780488" calcext:value-type="float">
            <text:p>3.04878048780488</text:p>
          </table:table-cell>
          <table:table-cell table:formula="of:=[.E5]*(21-([.$C$2]-[.D5]))*0.05+[.E5]*(11-([.$C$2]-[.D5]))*0.05" office:value-type="float" office:value="12.8" calcext:value-type="float">
            <text:p>12.8</text:p>
          </table:table-cell>
          <table:table-cell table:formula="of:=[.H5]*[.G5]" office:value-type="float" office:value="39.0243902439024" calcext:value-type="float">
            <text:p>39.024390243902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/>
          <table:table-cell table:style-name="ce15" table:formula="of:=[.B6]/([.$E$2]*(21-([.C6]-[.$D$2]))*0.05+[.$E$2]*(11-([.C6]-[.$D$2]))*0.05)" office:value-type="float" office:value="3.04878048780488" calcext:value-type="float">
            <text:p>3.04878048780488</text:p>
          </table:table-cell>
          <table:table-cell table:formula="of:=[.E6]*(21-([.$C$2]-[.D6]))*0.05+[.E6]*(11-([.$C$2]-[.D6]))*0.05" office:value-type="float" office:value="12.95" calcext:value-type="float">
            <text:p>12.95</text:p>
          </table:table-cell>
          <table:table-cell table:formula="of:=[.H6]*[.G6]" office:value-type="float" office:value="39.4817073170732" calcext:value-type="float">
            <text:p>39.4817073170732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/>
          <table:table-cell table:style-name="ce15" table:formula="of:=[.B7]/([.$E$2]*(21-([.C7]-[.$D$2]))*0.05+[.$E$2]*(11-([.C7]-[.$D$2]))*0.05)" office:value-type="float" office:value="3.04878048780488" calcext:value-type="float">
            <text:p>3.04878048780488</text:p>
          </table:table-cell>
          <table:table-cell table:formula="of:=[.E7]*(21-([.$C$2]-[.D7]))*0.05+[.E7]*(11-([.$C$2]-[.D7]))*0.05" office:value-type="float" office:value="12.9" calcext:value-type="float">
            <text:p>12.9</text:p>
          </table:table-cell>
          <table:table-cell table:formula="of:=[.H7]*[.G7]" office:value-type="float" office:value="39.3292682926829" calcext:value-type="float">
            <text:p>39.329268292682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/>
          <table:table-cell table:style-name="ce15" table:formula="of:=[.B8]/([.$E$2]*(21-([.C8]-[.$D$2]))*0.05+[.$E$2]*(11-([.C8]-[.$D$2]))*0.05)" office:value-type="float" office:value="3.04878048780488" calcext:value-type="float">
            <text:p>3.04878048780488</text:p>
          </table:table-cell>
          <table:table-cell table:formula="of:=[.E8]*(21-([.$C$2]-[.D8]))*0.05+[.E8]*(11-([.$C$2]-[.D8]))*0.05" office:value-type="float" office:value="12.75" calcext:value-type="float">
            <text:p>12.75</text:p>
          </table:table-cell>
          <table:table-cell table:formula="of:=[.H8]*[.G8]" office:value-type="float" office:value="38.8719512195122" calcext:value-type="float">
            <text:p>38.8719512195122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5" table:formula="of:=[.B9]/([.$E$2]*(21-([.C9]-[.$D$2]))*0.05+[.$E$2]*(11-([.C9]-[.$D$2]))*0.05)" office:value-type="float" office:value="3.04878048780488" calcext:value-type="float">
            <text:p>3.04878048780488</text:p>
          </table:table-cell>
          <table:table-cell table:formula="of:=[.E9]*(21-([.$C$2]-[.D9]))*0.05+[.E9]*(11-([.$C$2]-[.D9]))*0.05" office:value-type="float" office:value="12.8" calcext:value-type="float">
            <text:p>12.8</text:p>
          </table:table-cell>
          <table:table-cell table:formula="of:=[.H9]*[.G9]" office:value-type="float" office:value="39.0243902439024" calcext:value-type="float">
            <text:p>39.024390243902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0]/([.$E$2]*(21-([.C10]-[.$D$2]))*0.05+[.$E$2]*(11-([.C10]-[.$D$2]))*0.05)" office:value-type="float" office:value="6.09756097560976" calcext:value-type="float">
            <text:p>6.09756097560976</text:p>
          </table:table-cell>
          <table:table-cell table:formula="of:=[.E10]*(21-([.$C$2]-[.D10]))*0.05+[.E10]*(11-([.$C$2]-[.D10]))*0.05" office:value-type="float" office:value="6.4" calcext:value-type="float">
            <text:p>6.4</text:p>
          </table:table-cell>
          <table:table-cell table:formula="of:=[.H10]*[.G10]" office:value-type="float" office:value="39.0243902439024" calcext:value-type="float">
            <text:p>39.024390243902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1]/([.$E$2]*(21-([.C11]-[.$D$2]))*0.05+[.$E$2]*(11-([.C11]-[.$D$2]))*0.05)" office:value-type="float" office:value="3.65853658536585" calcext:value-type="float">
            <text:p>3.65853658536585</text:p>
          </table:table-cell>
          <table:table-cell table:formula="of:=[.E11]*(21-([.$C$2]-[.D11]))*0.05+[.E11]*(11-([.$C$2]-[.D11]))*0.05" office:value-type="float" office:value="10.5" calcext:value-type="float">
            <text:p>10.5</text:p>
          </table:table-cell>
          <table:table-cell table:formula="of:=[.H11]*[.G11]" office:value-type="float" office:value="38.4146341463415" calcext:value-type="float">
            <text:p>38.41463414634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2]/([.$E$2]*(21-([.C12]-[.$D$2]))*0.05+[.$E$2]*(11-([.C12]-[.$D$2]))*0.05)" office:value-type="float" office:value="3.8109756097561" calcext:value-type="float">
            <text:p>3.8109756097561</text:p>
          </table:table-cell>
          <table:table-cell table:formula="of:=[.E12]*(21-([.$C$2]-[.D12]))*0.05+[.E12]*(11-([.$C$2]-[.D12]))*0.05" office:value-type="float" office:value="10.5" calcext:value-type="float">
            <text:p>10.5</text:p>
          </table:table-cell>
          <table:table-cell table:formula="of:=[.H12]*[.G12]" office:value-type="float" office:value="40.015243902439" calcext:value-type="float">
            <text:p>40.015243902439</text:p>
          </table:table-cell>
        </table:table-row>
        <table:table-row table:style-name="ro2">
          <table:table-cell table:number-columns-repeated="6"/>
          <table:table-cell table:formula="of:=[.B13]/([.$E$2]*(21-([.C13]-[.$D$2]))*0.05+[.$E$2]*(11-([.C13]-[.$D$2]))*0.05)" office:value-type="float" office:value="0" calcext:value-type="float">
            <text:p>0</text:p>
          </table:table-cell>
          <table:table-cell table:formula="of:=[.E13]*(21-([.$C$2]-[.D13]))*0.05+[.E13]*(11-([.$C$2]-[.D13]))*0.05" office:value-type="float" office:value="0" calcext:value-type="float">
            <text:p>0</text:p>
          </table:table-cell>
          <table:table-cell table:formula="of:=[.H13]*[.G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8-01T12:51:18.390075139</dc:date>
    <meta:editing-duration>P12DT23H22M9S</meta:editing-duration>
    <meta:editing-cycles>13</meta:editing-cycles>
    <meta:generator>LibreOffice/7.4.7.2$Linux_X86_64 LibreOffice_project/40$Build-2</meta:generator>
    <meta:document-statistic meta:table-count="2" meta:cell-count="622" meta:object-count="0"/>
  </office:meta>
</office:document-meta>
</file>